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paragraph-rsid="0013c23b" style:font-style-asian="normal" style:font-style-complex="normal"/>
    </style:style>
    <style:style style:name="P2" style:family="paragraph" style:parent-style-name="Standard">
      <style:text-properties officeooo:paragraph-rsid="0013c23b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3c2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6f5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66f5c" style:font-style-asian="normal" style:font-style-complex="normal"/>
    </style:style>
    <style:style style:name="T5" style:family="text">
      <style:text-properties fo:font-style="normal" officeooo:rsid="00080c56" style:font-style-asian="normal" style:font-style-complex="normal"/>
    </style:style>
    <style:style style:name="T6" style:family="text">
      <style:text-properties fo:font-style="normal" fo:font-weight="bold" style:font-style-asian="normal" style:font-style-complex="normal" loext:padding="0cm" loext:border="none"/>
    </style:style>
    <style:style style:name="T7" style:family="text">
      <style:text-properties fo:font-style="normal" fo:font-weight="bold" officeooo:rsid="000e385e" style:font-style-asian="normal" style:font-style-complex="normal" loext:padding="0cm" loext:border="none"/>
    </style:style>
    <style:style style:name="T8" style:family="text">
      <style:text-properties fo:font-style="normal" fo:font-weight="normal" officeooo:rsid="000b2c58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officeooo:rsid="00091d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ding: </text:span>This work was supported by <text:span text:style-name="T2">the </text:span>Spanish Ministry of Science, Innovation and Universities, <text:span text:style-name="T2">p</text:span>roject <text:span text:style-name="T2">c</text:span>odes: FPU19/00028 and PID2023-148482NB-I00, <text:span text:style-name="T2">on autonomy fostering in mental health care, as well as EU COST actions ReMO CA19117 - Researcher Mental Health (ReMO)- and FOSTREN CA19133 - Fostering and Strengthening Approaches to Reducing Coercion in European Mental Health Services- scientific missions aimed at this end. </text:span></text:p>
      <text:p text:style-name="P1"/>
      <text:p text:style-name="P2"><text:span text:style-name="Strong_20_Emphasis"><text:span text:style-name="T3">Ethical Approval:</text:span></text:span><text:span text:style-name="T3"> Research </text:span><text:span text:style-name="T4">approved by the </text:span><text:span text:style-name="T3">Ethics Committee on People, Society and the Environment (CEIPSA), </text:span><text:span text:style-name="T4">of Universitat Rovira I Virgili, Tarragona, Spain</text:span><text:span text:style-name="T3">, </text:span><text:span text:style-name="T4">with indentification</text:span><text:span text:style-name="T3"> </text:span><text:span text:style-name="T4">codes </text:span><text:span text:style-name="T3">CEIPSA-2024-PRD-0029 and CEIPSA-2022-TDO-0023, </text:span><text:span text:style-name="T5">for all work done</text:span><text:span text:style-name="T3">.<text:line-break/><text:line-break/></text:span><text:span text:style-name="Strong_20_Emphasis">Conflict of Interest Statement: </text:span>The author declares no conflict of interest.</text:p>
      <text:p text:style-name="P1"/>
      <text:p text:style-name="P3"><text:bookmark text:name="pendo-text-25eaa2e6"/><text:bookmark text:name="pendo-text-1bf03763"/><text:span text:style-name="Strong_20_Emphasis"><text:span text:style-name="T6">Declaration of generative AI and AI-assisted technologies in the writing proces</text:span></text:span><text:span text:style-name="Strong_20_Emphasis"><text:span text:style-name="T7">s</text:span></text:span><text:span text:style-name="Strong_20_Emphasis"><text:span text:style-name="T6">: <text:s/></text:span></text:span><text:span text:style-name="Strong_20_Emphasis"><text:span text:style-name="T8">D</text:span></text:span>uring the preparation of this work the author used <text:span text:style-name="T9">ChatGPT</text:span> in order to <text:span text:style-name="T9">improve English language styling and spell checking</text:span>. After using this service, the author reviewed and edited the content as needed, and take full responsibility for the content of the publication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9:17:26.286518980</meta:creation-date>
    <dc:date>2025-06-25T19:17:43.085691396</dc:date>
    <meta:editing-duration>PT19S</meta:editing-duration>
    <meta:editing-cycles>1</meta:editing-cycles>
    <meta:document-statistic meta:table-count="0" meta:image-count="0" meta:object-count="0" meta:page-count="1" meta:paragraph-count="3" meta:word-count="158" meta:character-count="1110" meta:non-whitespace-character-count="952"/>
    <meta:generator>LibreOffice/24.2.7.2$Linux_X86_64 LibreOffice_project/420$Build-2</meta:generator>
  </office:meta>
</office:document-meta>
</file>